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Noto Sans Devanagari1" svg:font-family="'Noto Sans Devanagari'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240%" fo:text-align="justify" style:justify-single-word="false" fo:orphans="0" fo:widows="0" fo:text-indent="0in" style:auto-text-indent="false" fo:padding="0in" fo:border="none" style:writing-mode="lr-tb"/>
      <style:text-properties fo:font-weight="bold" officeooo:rsid="0002050a" officeooo:paragraph-rsid="001975e8" style:font-weight-asian="bold" style:font-weight-complex="bold"/>
    </style:style>
    <style:style style:name="P2" style:family="paragraph" style:parent-style-name="Standard">
      <style:text-properties officeooo:rsid="00159c85" officeooo:paragraph-rsid="00159c85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159c85" officeooo:paragraph-rsid="00159c85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240%" fo:text-align="justify" style:justify-single-word="false" fo:orphans="0" fo:widows="0" fo:text-indent="0in" style:auto-text-indent="false" fo:padding="0in" fo:border="none" style:writing-mode="lr-tb"/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fo:font-weight="bold" officeooo:rsid="0002050a" officeooo:paragraph-rsid="00159c85" style:text-blinking="false" fo:background-color="transparent" style:font-name-asian="Arial2" style:font-size-asian="12pt" style:font-style-asian="normal" style:font-weight-asian="bold" style:font-name-complex="Arial2" style:font-size-complex="12pt" style:font-weight-complex="bold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240%" fo:text-align="justify" style:justify-single-word="false" fo:orphans="0" fo:widows="0" fo:text-indent="0in" style:auto-text-indent="false" fo:padding="0in" fo:border="none" style:writing-mode="lr-tb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officeooo:rsid="00159c85" officeooo:paragraph-rsid="001975e8" style:text-blinking="false" fo:background-color="transparent" style:font-name-asian="Arial2" style:font-size-asian="12pt" style:font-style-asian="normal" style:font-weight-asian="bold" style:font-name-complex="Arial2" style:font-size-complex="12pt" style:font-weight-complex="bold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240%" fo:text-align="justify" style:justify-single-word="false" fo:orphans="0" fo:widows="0" fo:text-indent="0in" style:auto-text-indent="false" fo:padding="0in" fo:border="none" style:writing-mode="lr-tb"/>
      <style:text-properties fo:font-weight="bold" officeooo:rsid="0002050a" officeooo:paragraph-rsid="00159c85" style:font-weight-asian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59c85" style:font-name-asian="Arial2" style:font-size-asian="12pt" style:font-style-asian="normal" style:font-weight-asian="normal" style:font-name-complex="Arial2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officeooo:rsid="00159c85" style:text-blinking="false" fo:background-color="transparent" loext:char-shading-value="0" style:font-name-asian="Arial2" style:font-size-asian="12pt" style:font-style-asian="normal" style:font-name-complex="Arial2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officeooo:rsid="0017e6c2" style:text-blinking="false" fo:background-color="transparent" loext:char-shading-value="0" style:font-name-asian="Arial2" style:font-size-asian="12pt" style:font-style-asian="normal" style:font-name-complex="Arial2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officeooo:rsid="001975e8" style:text-blinking="false" fo:background-color="transparent" loext:char-shading-value="0" style:font-name-asian="Arial2" style:font-size-asian="12pt" style:font-style-asian="normal" style:font-name-complex="Arial2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officeooo:rsid="00788c35" style:text-blinking="false" fo:background-color="transparent" loext:char-shading-value="0" style:font-name-asian="Arial2" style:font-size-asian="12pt" style:font-style-asian="normal" style:font-name-complex="Arial2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officeooo:rsid="007bb4fa" style:text-blinking="false" fo:background-color="transparent" loext:char-shading-value="0" style:font-name-asian="Arial2" style:font-size-asian="12pt" style:font-style-asian="normal" style:font-name-complex="Arial2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style:text-blinking="false" fo:background-color="transparent" loext:char-shading-value="0" style:font-name-asian="Arial2" style:font-size-asian="12pt" style:font-style-asian="normal" style:font-name-complex="Arial2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officeooo:rsid="0001cb35" style:text-blinking="false" fo:background-color="transparent" loext:char-shading-value="0" style:font-name-asian="Arial2" style:font-size-asian="12pt" style:font-style-asian="normal" style:font-name-complex="Arial2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officeooo:rsid="00159c85" style:text-blinking="false" fo:background-color="transparent" loext:char-shading-value="0" style:font-name-asian="Arial2" style:font-size-asian="12pt" style:font-style-asian="normal" style:font-name-complex="Arial2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style:text-blinking="false" fo:background-color="transparent" loext:char-shading-value="0" style:font-name-asian="Arial2" style:font-size-asian="12pt" style:font-style-asian="normal" style:font-name-complex="Arial2" style:font-size-complex="12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officeooo:rsid="00159c85" style:text-blinking="false" fo:background-color="transparent" loext:char-shading-value="0" style:font-name-asian="Arial2" style:font-size-asian="12pt" style:font-style-asian="normal" style:font-name-complex="Arial2" style:font-size-complex="12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2pt" fo:font-style="normal" style:text-underline-style="none" officeooo:rsid="0001cb35" style:text-blinking="false" fo:background-color="transparent" loext:char-shading-value="0" style:font-name-asian="Arial2" style:font-size-asian="12pt" style:font-style-asian="normal" style:font-name-complex="Arial2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st of supplementary material:</text:p>
      <text:p text:style-name="P2"/>
      <text:p text:style-name="P6"><text:span text:style-name="T13">Supplementary </text:span><text:span text:style-name="T14">M</text:span><text:span text:style-name="T13">aterial </text:span><text:span text:style-name="T14">S</text:span><text:span text:style-name="T13">3 </text:span><text:span text:style-name="T15">M</text:span><text:span text:style-name="T13">ain analyses on conservative dataset (N = 77) <text:s/></text:span></text:p>
      <text:p text:style-name="P4"/>
      <text:p text:style-name="P1"><text:span text:style-name="T12">Supplementary </text:span><text:span text:style-name="T5">Table S</text:span><text:span text:style-name="T6">4</text:span><text:span text:style-name="T5">. Post-hoc statistical test for </text:span><text:span text:style-name="T8">maximum oocyts </text:span><text:span text:style-name="T9">density </text:span><text:span text:style-name="T5">(Tukey Multiple Comparisons of Means) at the host strain / parasite isolate level.</text:span></text:p>
      <text:p text:style-name="P5"/>
      <text:p text:style-name="P1"><text:span text:style-name="T12">Supplementary </text:span><text:span text:style-name="T5">Table S</text:span><text:span text:style-name="T7">5</text:span><text:span text:style-name="T5">. Post-hoc statistical test for </text:span><text:span text:style-name="T8">maximum weight loss</text:span><text:span text:style-name="T5"> (Tukey Multiple Comparisons of Means) at the host strain / parasite isolate level.</text:span></text:p>
      <text:p text:style-name="P5"/>
      <text:p text:style-name="P1"><text:span text:style-name="T12">Supplementary </text:span><text:span text:style-name="T5">Table S</text:span><text:span text:style-name="T7">6</text:span><text:span text:style-name="T5">. Post-hoc statistical test for tolerance </text:span><text:span text:style-name="T8">index</text:span><text:span text:style-name="T5"> (Tukey Multiple Comparisons of Means) at the host strain / parasite isolate lev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Noto Sans Devanagari1" svg:font-family="'Noto Sans Devanagari'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1:17:12.890468645</meta:creation-date>
    <dc:date>2020-01-20T16:13:04.739987880</dc:date>
    <meta:editing-duration>PT19M19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1" meta:paragraph-count="5" meta:word-count="83" meta:character-count="572" meta:non-whitespace-character-count="492"/>
  </office:meta>
</office:document-meta>
</file>